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265B00C3B33A78C78CD.png" manifest:media-type="image/png"/>
  <manifest:file-entry manifest:full-path="Pictures/100008D600003F5B00003F5B13E26C6CBE978E8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variable"/>
    <style:font-face style:name="Fira Code SemiBold" svg:font-family="'Fira Code SemiBold'" style:font-pitch="variable"/>
    <style:font-face style:name="MS Gothic" svg:font-family="'MS Gothic'" style:font-pitch="variable"/>
    <style:font-face style:name="Tahoma" svg:font-family="Tahoma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73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text-properties style:font-name="Ubuntu Light"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Ubuntu Light" fo:font-size="40pt" style:font-size-asian="40pt" style:font-size-complex="40pt"/>
    </style:style>
    <style:style style:name="T1" style:family="text">
      <style:text-properties style:font-name="Ubuntu Light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 Light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74cm" svg:height="14.45cm" svg:x="0.922cm" svg:y="0.884cm">
          <draw:image xlink:href="Pictures/100008D600003F5B00003F5B13E26C6CBE978E89.svg" xlink:type="simple" xlink:show="embed" xlink:actuate="onLoad" draw:mime-type="image/svg+xml">
            <text:p/>
          </draw:image>
          <draw:image xlink:href="Pictures/100002010000026500000265B00C3B33A78C78CD.png" xlink:type="simple" xlink:show="embed" xlink:actuate="onLoad" draw:mime-type="image/png"/>
        </draw:frame>
        <draw:custom-shape draw:name="Simple_0" draw:style-name="gr2" draw:text-style-name="P2" draw:layer="layout" svg:width="5.023cm" svg:height="2.511cm" svg:x="5.648cm" svg:y="6.884cm">
          <text:p/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4" draw:layer="Text" svg:width="8.255cm" svg:height="5.954cm" svg:x="5.739cm" svg:y="1.055cm">
          <draw:text-box>
            <text:p text:style-name="P3"><text:span text:style-name="T1">M </text:span><text:span text:style-name="T2">odel</text:span><text:span text:style-name="T2"><text:line-break/></text:span><text:span text:style-name="T1">O </text:span><text:span text:style-name="T2">bser</text:span><text:span text:style-name="T2">ver</text:span><text:span text:style-name="T2"><text:line-break/></text:span><text:span text:style-name="T1">W </text:span><text:span text:style-name="T2">idge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variable"/>
    <style:font-face style:name="Fira Code SemiBold" svg:font-family="'Fira Code SemiBold'" style:font-pitch="variable"/>
    <style:font-face style:name="MS Gothic" svg:font-family="'MS Gothic'" style:font-pitch="variable"/>
    <style:font-face style:name="Tahoma" svg:font-family="Tahoma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9cm" fo:margin-bottom="0.659cm" fo:margin-left="0.659cm" fo:margin-right="0.659cm" fo:page-width="16.219cm" fo:page-height="16.2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08T13:04:55.269653846</dc:date>
    <meta:editing-duration>PT1M40S</meta:editing-duration>
    <meta:editing-cycles>1</meta:editing-cycles>
    <meta:document-statistic meta:object-count="3"/>
    <meta:generator>LibreOffice/7.1.3.2$Linux_X86_64 LibreOffice_project/10$Build-2</meta:generator>
  </office:meta>
</office:document-meta>
</file>